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7ce4a" officeooo:paragraph-rsid="0007ce4a" style:font-weight-asian="normal" style:font-weight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1b3d5f" officeooo:paragraph-rsid="001b3d5f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normal" officeooo:rsid="0023c8db" officeooo:paragraph-rsid="0023c8d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normal" officeooo:rsid="0023c8db" officeooo:paragraph-rsid="0023b0e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normal" officeooo:rsid="002406c2" officeooo:paragraph-rsid="002406c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f7bc2" officeooo:paragraph-rsid="000f7bc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0eef1" officeooo:paragraph-rsid="0010eef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2c6ef" officeooo:paragraph-rsid="0012c6e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2c6ef" officeooo:paragraph-rsid="0023c8d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b3d5f" officeooo:paragraph-rsid="001b3d5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dcffe" officeooo:paragraph-rsid="001dcff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20ce0" officeooo:paragraph-rsid="00220ce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23c8db" officeooo:paragraph-rsid="0023c8d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2406c2" officeooo:paragraph-rsid="002406c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58e8e" officeooo:paragraph-rsid="00258e8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266701" officeooo:paragraph-rsid="0026670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23b0e3" officeooo:paragraph-rsid="0023b0e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2ef4b5" officeooo:paragraph-rsid="002ef4b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506e1f" officeooo:paragraph-rsid="00506e1f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1" fo:font-style="normal" style:text-underline-style="none" fo:font-weight="normal" officeooo:rsid="003b861c" officeooo:paragraph-rsid="00258e8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2a009" officeooo:paragraph-rsid="0023c8d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2c6ef" officeooo:paragraph-rsid="0023c8d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bold" officeooo:rsid="001b3d5f" officeooo:paragraph-rsid="00066096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220ce0" officeooo:paragraph-rsid="00220ce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solid" style:text-underline-width="auto" style:text-underline-color="font-color" fo:font-weight="bold" officeooo:rsid="00490dbd" officeooo:paragraph-rsid="00490db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solid" style:text-underline-width="auto" style:text-underline-color="font-color" fo:font-weight="bold" officeooo:rsid="0023c8db" officeooo:paragraph-rsid="0023c8db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solid" style:text-underline-width="auto" style:text-underline-color="font-color" fo:font-weight="bold" officeooo:rsid="002406c2" officeooo:paragraph-rsid="002406c2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6db237" officeooo:paragraph-rsid="006db237" style:font-size-asian="20pt" style:font-style-asian="normal" style:font-weight-asian="bold" style:font-size-complex="20pt" style:font-style-complex="normal" style:font-weight-complex="bold"/>
    </style:style>
    <style:style style:name="P29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77d0d7" officeooo:paragraph-rsid="0077d0d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b3d5f"/>
    </style:style>
    <style:style style:name="T2" style:family="text">
      <style:text-properties officeooo:rsid="001b7874"/>
    </style:style>
    <style:style style:name="T3" style:family="text">
      <style:text-properties officeooo:rsid="001d4e5a"/>
    </style:style>
    <style:style style:name="T4" style:family="text">
      <style:text-properties officeooo:rsid="001efdda"/>
    </style:style>
    <style:style style:name="T5" style:family="text">
      <style:text-properties officeooo:rsid="0020cb00"/>
    </style:style>
    <style:style style:name="T6" style:family="text">
      <style:text-properties officeooo:rsid="002b50f6"/>
    </style:style>
    <style:style style:name="T7" style:family="text">
      <style:text-properties officeooo:rsid="002c83db"/>
    </style:style>
    <style:style style:name="T8" style:family="text">
      <style:text-properties officeooo:rsid="002fbe25"/>
    </style:style>
    <style:style style:name="T9" style:family="text">
      <style:text-properties officeooo:rsid="0033e3c0"/>
    </style:style>
    <style:style style:name="T10" style:family="text">
      <style:text-properties officeooo:rsid="00374aee"/>
    </style:style>
    <style:style style:name="T11" style:family="text">
      <style:text-properties officeooo:rsid="00388523"/>
    </style:style>
    <style:style style:name="T12" style:family="text">
      <style:text-properties officeooo:rsid="003a0a52"/>
    </style:style>
    <style:style style:name="T13" style:family="text">
      <style:text-properties officeooo:rsid="003a91e7"/>
    </style:style>
    <style:style style:name="T14" style:family="text">
      <style:text-properties officeooo:rsid="003b861c"/>
    </style:style>
    <style:style style:name="T15" style:family="text">
      <style:text-properties style:font-name="Liberation Serif" officeooo:rsid="003b861c"/>
    </style:style>
    <style:style style:name="T16" style:family="text">
      <style:text-properties style:font-name="Liberation Serif" officeooo:rsid="003c2ea4"/>
    </style:style>
    <style:style style:name="T17" style:family="text">
      <style:text-properties style:font-name="Liberation Serif1" officeooo:rsid="003b861c"/>
    </style:style>
    <style:style style:name="T18" style:family="text">
      <style:text-properties style:font-name="Liberation Serif1" officeooo:rsid="003c2ea4"/>
    </style:style>
    <style:style style:name="T19" style:family="text">
      <style:text-properties officeooo:rsid="003c1b7b"/>
    </style:style>
    <style:style style:name="T20" style:family="text">
      <style:text-properties officeooo:rsid="003c2ea4"/>
    </style:style>
    <style:style style:name="T21" style:family="text">
      <style:text-properties officeooo:rsid="003cdaaa"/>
    </style:style>
    <style:style style:name="T22" style:family="text">
      <style:text-properties officeooo:rsid="003ff1c2"/>
    </style:style>
    <style:style style:name="T23" style:family="text">
      <style:text-properties officeooo:rsid="00411f29"/>
    </style:style>
    <style:style style:name="T24" style:family="text">
      <style:text-properties officeooo:rsid="004279f3"/>
    </style:style>
    <style:style style:name="T25" style:family="text">
      <style:text-properties officeooo:rsid="0043f137"/>
    </style:style>
    <style:style style:name="T26" style:family="text">
      <style:text-properties officeooo:rsid="0044ebd9"/>
    </style:style>
    <style:style style:name="T27" style:family="text">
      <style:text-properties officeooo:rsid="0047764b"/>
    </style:style>
    <style:style style:name="T28" style:family="text">
      <style:text-properties officeooo:rsid="004795f2"/>
    </style:style>
    <style:style style:name="T29" style:family="text">
      <style:text-properties officeooo:rsid="004b0707"/>
    </style:style>
    <style:style style:name="T30" style:family="text">
      <style:text-properties officeooo:rsid="004bb29d"/>
    </style:style>
    <style:style style:name="T31" style:family="text">
      <style:text-properties officeooo:rsid="004bd00c"/>
    </style:style>
    <style:style style:name="T32" style:family="text">
      <style:text-properties officeooo:rsid="00518f59"/>
    </style:style>
    <style:style style:name="T33" style:family="text">
      <style:text-properties officeooo:rsid="0052e46b"/>
    </style:style>
    <style:style style:name="T34" style:family="text">
      <style:text-properties officeooo:rsid="00566f57"/>
    </style:style>
    <style:style style:name="T35" style:family="text">
      <style:text-properties officeooo:rsid="0059ca3e"/>
    </style:style>
    <style:style style:name="T36" style:family="text">
      <style:text-properties officeooo:rsid="005b5e06"/>
    </style:style>
    <style:style style:name="T37" style:family="text">
      <style:text-properties officeooo:rsid="005df960"/>
    </style:style>
    <style:style style:name="T38" style:family="text">
      <style:text-properties officeooo:rsid="00692c42"/>
    </style:style>
    <style:style style:name="T39" style:family="text">
      <style:text-properties officeooo:rsid="006959d0"/>
    </style:style>
    <style:style style:name="T40" style:family="text">
      <style:text-properties officeooo:rsid="006a9e84"/>
    </style:style>
    <style:style style:name="T41" style:family="text">
      <style:text-properties officeooo:rsid="006e8ece"/>
    </style:style>
    <style:style style:name="T42" style:family="text">
      <style:text-properties officeooo:rsid="006fc191"/>
    </style:style>
    <style:style style:name="T43" style:family="text">
      <style:text-properties officeooo:rsid="00705bd4"/>
    </style:style>
    <style:style style:name="T44" style:family="text">
      <style:text-properties officeooo:rsid="0070a74d"/>
    </style:style>
    <style:style style:name="T45" style:family="text">
      <style:text-properties officeooo:rsid="00748124"/>
    </style:style>
    <style:style style:name="T46" style:family="text">
      <style:text-properties officeooo:rsid="0075e3e7"/>
    </style:style>
    <style:style style:name="T47" style:family="text">
      <style:text-properties officeooo:rsid="007632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8">Literature Review of Graph Attention Networks Paper 2018</text:p>
      <text:p text:style-name="P2"/>
      <text:p text:style-name="P29">Introduction</text:p>
      <text:p text:style-name="P11"><text:span text:style-name="T6">T</text:span><text:span text:style-name="T1">he paper pr</text:span><text:span text:style-name="T21">oposes </text:span><text:span text:style-name="T1">graph attention networks(GATs), </text:span><text:span text:style-name="T45">for </text:span><text:span text:style-name="T3">node classification </text:span><text:span text:style-name="T1">while addressin</text:span><text:span text:style-name="T45">g prior limitations </text:span><text:span text:style-name="T22">in the field</text:span><text:span text:style-name="T2">. </text:span>The model <text:span text:style-name="T23">was tested</text:span> on 4 dataset<text:span text:style-name="T7">s</text:span>, <text:span text:style-name="T4">demonstrating </text:span><text:span text:style-name="T46">state-of-the-art accuracy</text:span><text:span text:style-name="T4">. </text:span><text:span text:style-name="T5">The paper includes the GAT Architecture, </text:span><text:span text:style-name="T28">improvements </text:span><text:span text:style-name="T29">to prior work</text:span><text:span text:style-name="T5">, </text:span><text:span text:style-name="T25">model evaluation</text:span><text:span text:style-name="T5">, setups and results. </text:span></text:p>
      <text:p text:style-name="P11"/>
      <text:p text:style-name="P24">GAT Architecture</text:p>
      <text:p text:style-name="P12">The model consists of a single graph attentional layer <text:span text:style-name="T34">that</text:span> performs self-attention on the nodes, which is a shared attentional mechanism, exposing all structural information. This is done via masked attention, in which coefficients are computed only for first order neighbours of a node.</text:p>
      <text:p text:style-name="P12">Finally, <text:s/>the coefficients are normalized using a softmax function to make them easily comparable.</text:p>
      <text:p text:style-name="P17">The final output features for each node are computed using <text:span text:style-name="T36">a </text:span>linear combination of features corresponding to them and coefficients of neighbouring nodes, after applying a non-linearity.</text:p>
      <text:p text:style-name="P18">Multi-head attention was used to stabilize the learning process <text:span text:style-name="T8">of self-attention.</text:span></text:p>
      <text:p text:style-name="P4"/>
      <text:p text:style-name="P25">Improvements <text:span text:style-name="T38">from previous methods</text:span></text:p>
      <text:p text:style-name="P21"><text:span text:style-name="T41">1.</text:span> <text:span text:style-name="T39">More computationally efficient.</text:span></text:p>
      <text:p text:style-name="P21">2. <text:span text:style-name="T35">D</text:span><text:span text:style-name="T26">ifferent importances are assigned</text:span> to nodes of same neighbourhood.</text:p>
      <text:p text:style-name="P21">3. <text:span text:style-name="T39">Does not need access to graph structure.</text:span></text:p>
      <text:p text:style-name="P21">4. <text:span text:style-name="T39">C</text:span><text:span text:style-name="T27">an access </text:span><text:span text:style-name="T9">entirety of the neighbourhood.</text:span></text:p>
      <text:p text:style-name="P9">5. <text:span text:style-name="T37">It uses node</text:span> features for similarity computations.</text:p>
      <text:p text:style-name="P9"/>
      <text:p text:style-name="P26">Evaluation</text:p>
      <text:p text:style-name="P13">Evaluation was done <text:span text:style-name="T30">via transductive learning with </text:span><text:span text:style-name="T10">datasets </text:span>Cora<text:span text:style-name="T11">(2708 nodes)</text:span>, Citeseer<text:span text:style-name="T11">(3327 nodes</text:span><text:span text:style-name="T42">)</text:span>, Pubmed<text:span text:style-name="T11">(19717 nodes</text:span><text:span text:style-name="T42">)</text:span><text:span text:style-name="T11">,</text:span> and <text:span text:style-name="T10">inductive </text:span><text:span text:style-name="T31">learning with a</text:span><text:span text:style-name="T10"> P</text:span><text:span text:style-name="T43">rotein-protein interaction</text:span><text:span text:style-name="T44">(PPI)</text:span><text:span text:style-name="T10"> dataset</text:span><text:span text:style-name="T11">(56944 nodes, 24 graphs).</text:span></text:p>
      <text:p text:style-name="P3"/>
      <text:p text:style-name="P26">Setups and Results</text:p>
      <text:p text:style-name="P14">For transductive datasets, 2-layer GAT model <text:span text:style-name="T12">along with L2 regularization </text:span>was used, with hyperparameters optimized on Cora and reused on Citeseer <text:span text:style-name="T40">and Pubmed.</text:span></text:p>
      <text:p text:style-name="P14">For PPI dataset, 3-layered GAT model <text:span text:style-name="T13">with no regularization</text:span> was used.</text:p>
      <text:p text:style-name="P14"/>
      <text:p text:style-name="P15">The model <text:span text:style-name="T20">outperformed all previous methods by showing </text:span><text:span text:style-name="T19">classification </text:span><text:span text:style-name="T14">accuracies of 83.0 </text:span><text:span text:style-name="T15">±</text:span><text:span text:style-name="T17"> 0.7% on Cora, 72.5 </text:span><text:span text:style-name="T15">±</text:span><text:span text:style-name="T17"> 0.7% on Citeseer, <text:s/>and 79.0 </text:span><text:span text:style-name="T15">±</text:span><text:span text:style-name="T17"> 0.3% on Pubmed. </text:span><text:span text:style-name="T18">For PPI dataset, the F1 score was 0.973 </text:span><text:span text:style-name="T16">±</text:span><text:span text:style-name="T18"> 0.002. </text:span></text:p>
      <text:p text:style-name="P20"/>
      <text:p text:style-name="P27">Conclusions</text:p>
      <text:p text:style-name="P19">The GAT model is undoubtedly <text:span text:style-name="T47">highly accurate for node classification tasks</text:span>. However, it is limited to node classification, doesn’t use edge features, and faces problems in handling large batch sizes. <text:span text:style-name="T32">Further research could be done in these directions to improve </text:span><text:span text:style-name="T33">molecular research and other areas.</text:span></text:p>
      <text:p text:style-name="P5"/>
      <text:p text:style-name="P11"/>
      <text:p text:style-name="P16"/>
      <text:p text:style-name="P10"/>
      <text:p text:style-name="P10"/>
      <text:p text:style-name="P8"/>
      <text:p text:style-name="P7"/>
      <text:p text:style-name="P7"><text:soft-page-break/>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5:39:25.814372203</meta:creation-date>
    <dc:date>2024-02-26T23:50:14.301234741</dc:date>
    <meta:editing-duration>PT2H59M44S</meta:editing-duration>
    <meta:editing-cycles>101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335" meta:character-count="2307" meta:non-whitespace-character-count="1990"/>
  </office:meta>
</office:document-meta>
</file>